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style:font-name="DejaVu Sans"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font-name="DejaVu Sans" fo:font-size="12pt" style:text-underline-style="none" fo:font-weight="bold" officeooo:paragraph-rsid="00201989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DejaVu Sans" fo:font-size="12pt" style:text-underline-style="none" fo:font-weight="bold" officeooo:rsid="0021526b" officeooo:paragraph-rsid="0021526b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margin-top="0cm" fo:margin-bottom="0.499cm" style:contextual-spacing="false"/>
      <style:text-properties style:font-name="DejaVu Sans" fo:font-size="12pt" style:text-underline-style="none" fo:font-weight="bold" officeooo:rsid="0021526b" officeooo:paragraph-rsid="0021526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" fo:font-size="12pt" style:text-underline-style="none" fo:font-weight="bold" officeooo:rsid="0021526b" officeooo:paragraph-rsid="0021526b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DejaVu Sans" fo:font-size="12pt" style:text-underline-style="none" fo:font-weight="bold" officeooo:paragraph-rsid="0021526b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" fo:font-size="12pt" style:text-underline-style="none" fo:font-weight="bold" officeooo:paragraph-rsid="0021526b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DejaVu Sans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DejaVu Sans" fo:font-size="12pt" style:text-underline-style="none" fo:font-weight="bold" officeooo:rsid="001c2ec3" officeooo:paragraph-rsid="001c2ec3" style:font-size-asian="12pt" style:font-weight-asian="bold" style:font-size-complex="12pt" style:font-weight-complex="bold"/>
    </style:style>
    <style:style style:name="P12" style:family="paragraph" style:parent-style-name="Standard">
      <style:text-properties officeooo:paragraph-rsid="001c2ec3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Standard">
      <style:text-properties fo:color="#0000ff" loext:opacity="100%" style:font-name="Courier New" fo:font-size="10pt" style:font-size-asian="10pt"/>
    </style:style>
    <style:style style:name="P15" style:family="paragraph" style:parent-style-name="Standard">
      <style:text-properties fo:color="#0000ff" loext:opacity="100%" style:font-name="Courier New" fo:font-size="10pt" fo:font-weight="normal" style:font-size-asian="10pt" style:font-weight-asian="normal"/>
    </style:style>
    <style:style style:name="P16" style:family="paragraph" style:parent-style-name="Standard">
      <style:text-properties fo:color="#0000ff" loext:opacity="100%" style:font-name="Courier New" fo:font-size="10pt" fo:font-weight="normal" officeooo:rsid="0021526b" officeooo:paragraph-rsid="0021526b" style:font-size-asian="10pt" style:font-weight-asian="normal"/>
    </style:style>
    <style:style style:name="P17" style:family="paragraph" style:parent-style-name="Standard">
      <style:text-properties fo:color="#0000ff" loext:opacity="100%" style:font-name="Courier New" fo:font-size="10pt" fo:font-weight="bold" style:font-size-asian="10pt" style:font-weight-asian="bold"/>
    </style:style>
    <style:style style:name="P18" style:family="paragraph" style:parent-style-name="Standard">
      <style:text-properties fo:color="#0000ff" loext:opacity="100%" style:font-name="Courier New" fo:font-size="10pt" fo:font-weight="bold" officeooo:rsid="0021526b" officeooo:paragraph-rsid="0021526b" style:font-size-asian="10pt" style:font-weight-asian="bold"/>
    </style:style>
    <style:style style:name="P19" style:family="paragraph" style:parent-style-name="Standard">
      <style:text-properties fo:color="#0000ff" loext:opacity="100%" style:font-name="Courier New" fo:font-size="10pt" style:font-size-asian="10pt"/>
    </style:style>
    <style:style style:name="P20" style:family="paragraph" style:parent-style-name="Standard">
      <style:text-properties style:font-name="DejaVu Sans" fo:font-size="12pt" style:text-underline-style="none" fo:font-weight="bold" officeooo:rsid="001c2ec3" officeooo:paragraph-rsid="001c2ec3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DejaVu Sans" fo:font-size="12pt" style:text-underline-style="none" fo:font-weight="bold" officeooo:rsid="001c2ec3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Courier New" fo:font-size="10pt" officeooo:paragraph-rsid="0021526b" style:font-size-asian="10pt"/>
    </style:style>
    <style:style style:name="P23" style:family="paragraph" style:parent-style-name="Standard">
      <style:text-properties style:font-name="Courier New" fo:font-size="10pt" officeooo:paragraph-rsid="001c2ec3" style:font-size-asian="10pt"/>
    </style:style>
    <style:style style:name="P24" style:family="paragraph" style:parent-style-name="Standard">
      <style:text-properties fo:color="#808000" loext:opacity="100%" style:font-name="Courier New" fo:font-size="10pt" fo:font-weight="normal" style:font-size-asian="10pt" style:font-weight-asian="normal"/>
    </style:style>
    <style:style style:name="P25" style:family="paragraph" style:parent-style-name="Standard">
      <style:text-properties officeooo:paragraph-rsid="001c2ec3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fo:font-size="12pt" style:text-underline-style="none" officeooo:rsid="001c2ec3" style:font-size-asian="12pt" style:font-size-complex="12pt"/>
    </style:style>
    <style:style style:name="T3" style:family="text">
      <style:text-properties style:font-name="DejaVu Sans"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style:font-name="DejaVu Sans" fo:font-size="12pt" style:text-underline-style="none" fo:font-weight="bold" officeooo:rsid="001c2ec3" style:font-size-asian="12pt" style:font-weight-asian="bold" style:font-size-complex="12pt" style:font-weight-complex="bold"/>
    </style:style>
    <style:style style:name="T5" style:family="text">
      <style:text-properties style:font-name="DejaVu Sans" fo:font-size="12pt" style:text-underline-style="none" officeooo:rsid="001c2ec3" style:font-size-asian="12pt" style:font-size-complex="12pt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style:font-name="Courier New" fo:font-size="10pt" fo:font-weight="bold" style:font-size-asian="10pt" style:font-weight-asian="bold"/>
    </style:style>
    <style:style style:name="T8" style:family="text">
      <style:text-properties fo:color="#0000ff" loext:opacity="100%" style:font-name="Courier New" fo:font-size="10pt" fo:font-weight="bold" officeooo:rsid="0021526b" style:font-size-asian="10pt" style:font-weight-asian="bold"/>
    </style:style>
    <style:style style:name="T9" style:family="text">
      <style:text-properties fo:color="#0000ff" loext:opacity="100%" style:font-name="Courier New" fo:font-size="10pt" fo:font-weight="bold" style:font-size-asian="10pt" style:font-weight-asian="bold"/>
    </style:style>
    <style:style style:name="T10" style:family="text">
      <style:text-properties fo:color="#0000ff" loext:opacity="100%" style:font-name="Courier New" fo:font-size="10pt" fo:font-weight="normal" style:font-size-asian="10pt" style:font-weight-asian="normal"/>
    </style:style>
    <style:style style:name="T11" style:family="text">
      <style:text-properties fo:color="#0000ff" loext:opacity="100%" style:font-name="Courier New" fo:font-size="10pt" fo:font-weight="normal" style:font-size-asian="10pt" style:font-weight-asian="normal"/>
    </style:style>
    <style:style style:name="T12" style:family="text">
      <style:text-properties fo:color="#0000ff" loext:opacity="100%" style:font-name="Courier New" fo:font-size="10pt" style:font-size-asian="10pt"/>
    </style:style>
    <style:style style:name="T13" style:family="text">
      <style:text-properties fo:color="#0000ff" loext:opacity="100%" style:font-name="Courier New" fo:font-size="10pt" style:font-size-asian="10pt"/>
    </style:style>
    <style:style style:name="T14" style:family="text">
      <style:text-properties fo:color="#0000ff" loext:opacity="100%" style:font-name="Courier New" fo:font-size="10pt" style:text-underline-style="none" fo:font-weight="bold" style:font-size-asian="10pt" style:font-weight-asian="bold" style:font-size-complex="12pt" style:font-weight-complex="bold"/>
    </style:style>
    <style:style style:name="T15" style:family="text">
      <style:text-properties fo:color="#0000ff" loext:opacity="100%" fo:font-size="10pt" fo:font-weight="normal" style:font-size-asian="10pt" style:font-weight-asian="normal"/>
    </style:style>
    <style:style style:name="T16" style:family="text">
      <style:text-properties fo:color="#0000ff" loext:opacity="100%" fo:font-size="10pt" fo:font-weight="normal" officeooo:rsid="00201989" style:font-size-asian="10pt" style:font-weight-asian="normal"/>
    </style:style>
    <style:style style:name="T17" style:family="text">
      <style:text-properties fo:color="#0000ff" loext:opacity="100%" fo:font-size="10pt" fo:font-weight="bold" style:font-size-asian="10pt" style:font-weight-asian="bold"/>
    </style:style>
    <style:style style:name="T18" style:family="text">
      <style:text-properties fo:color="#0000ff" loext:opacity="100%" fo:font-size="10pt" style:font-size-asian="10pt"/>
    </style:style>
    <style:style style:name="T19" style:family="text">
      <style:text-properties fo:color="#0000ff" loext:opacity="100%" officeooo:rsid="001c2ec3"/>
    </style:style>
    <style:style style:name="T20" style:family="text">
      <style:text-properties fo:color="#000000" loext:opacity="100%" style:font-name="Courier New" fo:font-size="10pt" fo:font-weight="normal" style:font-size-asian="10pt" style:font-weight-asian="normal"/>
    </style:style>
    <style:style style:name="T21" style:family="text">
      <style:text-properties fo:color="#000000" loext:opacity="100%" style:font-name="Courier New" fo:font-size="10pt" fo:font-weight="normal" style:font-size-asian="10pt" style:font-weight-asian="normal"/>
    </style:style>
    <style:style style:name="T22" style:family="text">
      <style:text-properties fo:color="#000000" loext:opacity="100%" style:font-name="Courier New" fo:font-size="10pt" fo:font-weight="bold" style:font-size-asian="10pt" style:font-weight-asian="bold"/>
    </style:style>
    <style:style style:name="T23" style:family="text">
      <style:text-properties fo:color="#000000" loext:opacity="100%" style:font-name="Courier New" fo:font-size="10pt" fo:font-weight="bold" style:font-size-asian="10pt" style:font-weight-asian="bold"/>
    </style:style>
    <style:style style:name="T24" style:family="text">
      <style:text-properties fo:color="#000000" loext:opacity="100%" style:font-name="Courier New" fo:font-size="10pt" style:text-underline-style="none" fo:font-weight="normal" style:font-size-asian="10pt" style:font-weight-asian="normal" style:font-size-complex="12pt" style:font-weight-complex="bold"/>
    </style:style>
    <style:style style:name="T25" style:family="text">
      <style:text-properties fo:color="#000000" loext:opacity="100%" style:font-name="Courier New" fo:font-size="10pt" style:font-size-asian="10pt"/>
    </style:style>
    <style:style style:name="T26" style:family="text">
      <style:text-properties fo:color="#000000" loext:opacity="100%" style:font-name="Courier New" fo:font-size="10pt" style:font-size-asian="10pt"/>
    </style:style>
    <style:style style:name="T27" style:family="text">
      <style:text-properties fo:color="#808000" loext:opacity="100%" style:font-name="Courier New" fo:font-size="10pt" fo:font-weight="normal" style:font-size-asian="10pt" style:font-weight-asian="normal"/>
    </style:style>
    <style:style style:name="T28" style:family="text">
      <style:text-properties fo:color="#808000" loext:opacity="100%" style:font-name="Courier New" fo:font-size="10pt" fo:font-weight="normal" officeooo:rsid="0021526b" style:font-size-asian="10pt" style:font-weight-asian="normal"/>
    </style:style>
    <style:style style:name="T29" style:family="text">
      <style:text-properties fo:color="#808000" loext:opacity="100%" style:font-name="Courier New" fo:font-size="10pt" fo:font-weight="normal" style:font-size-asian="10pt" style:font-weight-asian="normal"/>
    </style:style>
    <style:style style:name="T30" style:family="text">
      <style:text-properties fo:color="#808000" loext:opacity="100%" style:font-name="Courier New" fo:font-size="10pt" style:text-underline-style="none" fo:font-weight="bold" officeooo:rsid="001c2ec3" style:font-size-asian="10pt" style:font-weight-asian="bold" style:font-size-complex="12pt" style:font-weight-complex="bold"/>
    </style:style>
    <style:style style:name="T31" style:family="text">
      <style:text-properties fo:color="#808000" loext:opacity="100%" style:font-name="Courier New" fo:font-size="10pt" style:font-size-asian="10pt"/>
    </style:style>
    <style:style style:name="T32" style:family="text">
      <style:text-properties fo:color="#800000" loext:opacity="100%" style:font-name="Courier New" fo:font-size="10pt" fo:font-weight="bold" style:font-size-asian="10pt" style:font-weight-asian="bold"/>
    </style:style>
    <style:style style:name="T33" style:family="text">
      <style:text-properties fo:color="#800000" loext:opacity="100%" style:font-name="Courier New" fo:font-size="10pt" fo:font-weight="bold" style:font-size-asian="10pt" style:font-weight-asian="bold"/>
    </style:style>
    <style:style style:name="T34" style:family="text">
      <style:text-properties fo:color="#000080" loext:opacity="100%" style:font-name="Courier New" fo:font-size="10pt" fo:font-weight="bold" style:font-size-asian="10pt" style:font-weight-asian="bold"/>
    </style:style>
    <style:style style:name="T35" style:family="text">
      <style:text-properties fo:color="#000080" loext:opacity="100%" style:font-name="Courier New" fo:font-size="10pt" fo:font-weight="bold" style:font-size-asian="10pt" style:font-weight-asian="bold"/>
    </style:style>
    <style:style style:name="T36" style:family="text">
      <style:text-properties fo:color="#ff00ff" loext:opacity="100%" style:font-name="Courier New" fo:font-size="10pt" fo:font-weight="normal" style:font-size-asian="10pt" style:font-weight-asian="normal"/>
    </style:style>
    <style:style style:name="T37" style:family="text">
      <style:text-properties fo:color="#ff00ff" loext:opacity="100%" style:font-name="Courier New" fo:font-size="10pt" fo:font-weight="normal" style:font-size-asian="10pt" style:font-weight-asian="normal"/>
    </style:style>
    <style:style style:name="T38" style:family="text">
      <style:text-properties fo:color="#ff00ff" loext:opacity="100%" fo:font-size="10pt" fo:font-weight="normal" style:font-size-asian="10pt" style:font-weight-asian="normal"/>
    </style:style>
    <style:style style:name="T39" style:family="text">
      <style:text-properties fo:color="#800080" loext:opacity="100%" style:font-name="Courier New" fo:font-size="10pt" fo:font-weight="normal" style:font-size-asian="10pt" style:font-weight-asian="normal"/>
    </style:style>
    <style:style style:name="T40" style:family="text">
      <style:text-properties fo:color="#800080" loext:opacity="100%" style:font-name="Courier New" fo:font-size="10pt" fo:font-weight="normal" style:font-size-asian="10pt" style:font-weight-asian="normal"/>
    </style:style>
    <style:style style:name="T41" style:family="text">
      <style:text-properties fo:color="#008000" loext:opacity="100%" style:font-name="Courier New" fo:font-size="10pt" fo:font-weight="normal" style:font-size-asian="10pt" style:font-weight-asian="normal"/>
    </style:style>
    <style:style style:name="T42" style:family="text">
      <style:text-properties fo:color="#008000" loext:opacity="100%" style:font-name="Courier New" fo:font-size="10pt" fo:font-weight="normal" style:font-size-asian="10pt" style:font-weight-asian="normal"/>
    </style:style>
    <style:style style:name="T43" style:family="text">
      <style:text-properties fo:color="#008000" loext:opacity="100%" style:font-name="Courier New" fo:font-size="10pt" fo:font-weight="normal" officeooo:rsid="002989b1" style:font-size-asian="10pt" style:font-weight-asian="normal"/>
    </style:style>
    <style:style style:name="T44" style:family="text">
      <style:text-properties fo:color="#008000" loext:opacity="100%" style:font-name="Courier New" fo:font-size="10pt" fo:font-weight="normal" officeooo:rsid="002989b1" style:font-size-asian="10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grammer des déclencheurs (triggers) MySql</text:h>
      <text:p text:style-name="P2"/>
      <text:p text:style-name="P2"><text:span text:style-name="Strong_20_Emphasis"><text:span text:style-name="T2">1/ m</text:span></text:span><text:span text:style-name="Strong_20_Emphasis"><text:span text:style-name="T1">odif_reservation</text:span></text:span><text:span text:style-name="T1"> : interdire la modification des réservations (on autorise l'ajout et la suppression).</text:span></text:p>
      <text:p text:style-name="P10"/>
      <text:p text:style-name="P3"><text:span text:style-name="Source_20_Text">DELIMITER |</text:span></text:p>
      <text:p text:style-name="P10"/>
      <text:p text:style-name="P4"><text:span text:style-name="Source_20_Text"><text:span text:style-name="T15">CREATE TRIGGER </text:span></text:span><text:span text:style-name="Strong_20_Emphasis"><text:span text:style-name="T19">m</text:span></text:span><text:span text:style-name="Strong_20_Emphasis"><text:span text:style-name="T6">odif_reservation</text:span></text:span><text:span text:style-name="Source_20_Text"><text:span text:style-name="T15"> </text:span></text:span><text:span text:style-name="Source_20_Text"><text:span text:style-name="T16">before update</text:span></text:span><text:span text:style-name="Source_20_Text"><text:span text:style-name="T15"> ON </text:span></text:span><text:span text:style-name="Source_20_Text"><text:span text:style-name="T16">reserevation</text:span></text:span></text:p>
      <text:p text:style-name="P3"><text:span text:style-name="Source_20_Text">FOR EACH ROW </text:span></text:p>
      <text:p text:style-name="Standard"><text:span text:style-name="T14">BEGIN</text:span><text:span text:style-name="T24"> </text:span></text:p>
      <text:p text:style-name="P15"/>
      <text:p text:style-name="P13"><text:span text:style-name="Source_20_Text"><text:span text:style-name="T38">SIGNAL SQLSTATE '40000' SET MESSAGE_TEXT = 'Un problème est survenu. Règle de gestion altitude !'</text:span></text:span></text:p>
      <text:p text:style-name="P17">END</text:p>
      <text:p text:style-name="P17"/>
      <text:p text:style-name="Preformatted_20_Text"><text:span text:style-name="Source_20_Text"><text:span text:style-name="T17">| </text:span></text:span></text:p>
      <text:p text:style-name="P13"><text:span text:style-name="Source_20_Text">DELIMITER ;</text:span></text:p>
      <text:p text:style-name="P10"/>
      <text:p text:style-name="P12"><text:span text:style-name="T4">2/ </text:span><text:span text:style-name="Strong_20_Emphasis"><text:span text:style-name="T3">insert_reservation</text:span></text:span><text:span text:style-name="T3"> : interdire l'ajout de réservation pour les hôtels possédant déjà 10 réservations.</text:span></text:p>
      <text:p text:style-name="P11"/>
      <text:p text:style-name="P7">Create </text:p>
      <text:p text:style-name="P7"/>
      <text:p text:style-name="P9"/>
      <text:p text:style-name="P8"><text:span text:style-name="Source_20_Text">DELIMITER |</text:span></text:p>
      <text:p text:style-name="P9"/>
      <text:p text:style-name="P6"><text:span text:style-name="Source_20_Text"><text:span text:style-name="T15">CREATE TRIGGER insert</text:span></text:span><text:span text:style-name="Strong_20_Emphasis"><text:span text:style-name="T6">_reservation</text:span></text:span><text:span text:style-name="Source_20_Text"><text:span text:style-name="T15"> after</text:span></text:span><text:span text:style-name="Source_20_Text"><text:span text:style-name="T16"> </text:span></text:span><text:span text:style-name="Source_20_Text"><text:span text:style-name="T15">insert ON </text:span></text:span><text:span text:style-name="Source_20_Text"><text:span text:style-name="T16">reservation</text:span></text:span></text:p>
      <text:p text:style-name="P6"><text:span text:style-name="Source_20_Text"><text:span text:style-name="T15">for each row;</text:span></text:span></text:p>
      <text:p text:style-name="P11"><text:span text:style-name="T12">BEGIN</text:span><text:span text:style-name="T20"> </text:span></text:p>
      <text:p text:style-name="Standard"><text:span text:style-name="T7">DECLARE</text:span><text:span text:style-name="T20"> </text:span><text:span text:style-name="T27">res_limit</text:span><text:span text:style-name="T20"> </text:span><text:span text:style-name="T32">INT</text:span><text:span text:style-name="T10">;</text:span></text:p>
      <text:p text:style-name="P16">declare id_hotel int;</text:p>
      <text:p text:style-name="P16"/>
      <text:p text:style-name="P16">set id_hotel = select cha_hot_id from chambre </text:p>
      <text:p text:style-name="P16">where cha_id = new.res_cha_id;</text:p>
      <text:p text:style-name="Standard"><text:span text:style-name="T7">SET</text:span><text:span text:style-name="T20"> </text:span><text:span text:style-name="T27">res_limit</text:span><text:span text:style-name="T20"> </text:span><text:span text:style-name="T10">=</text:span><text:span text:style-name="T20"> </text:span><text:span text:style-name="T10">(</text:span><text:span text:style-name="T7">SELECT</text:span><text:span text:style-name="T20"> </text:span><text:span text:style-name="T34">COUNT</text:span><text:span text:style-name="T10">(*)</text:span><text:span text:style-name="T20"> </text:span><text:span text:style-name="T7">FROM</text:span><text:span text:style-name="T20"> </text:span><text:span text:style-name="T36">reservation</text:span></text:p>
      <text:p text:style-name="Standard"><text:span text:style-name="T7">JOIN</text:span><text:span text:style-name="T20"> </text:span><text:span text:style-name="T36">chambre</text:span></text:p>
      <text:p text:style-name="Standard"><text:span text:style-name="T7">ON</text:span><text:span text:style-name="T20"> </text:span><text:span text:style-name="T27">cha_id</text:span><text:span text:style-name="T20"> </text:span><text:span text:style-name="T10">=</text:span><text:span text:style-name="T20"> </text:span><text:span text:style-name="T27">res_cha_id</text:span><text:span text:style-name="T20"> </text:span></text:p>
      <text:p text:style-name="Standard"><text:span text:style-name="T7">JOIN</text:span><text:span text:style-name="T20"> </text:span><text:span text:style-name="T36">hotel</text:span></text:p>
      <text:p text:style-name="Standard"><text:span text:style-name="T7">ON</text:span><text:span text:style-name="T20"> </text:span><text:span text:style-name="T27">hot_id</text:span><text:span text:style-name="T20"> </text:span><text:span text:style-name="T10">=</text:span><text:span text:style-name="T20"> </text:span><text:span text:style-name="T27">cha_hot_id</text:span></text:p>
      <text:p text:style-name="Standard"><text:span text:style-name="T8">where</text:span><text:span text:style-name="T20"> </text:span><text:span text:style-name="T27">hot_id </text:span><text:span text:style-name="T28">= id_hotel</text:span><text:span text:style-name="T10">);</text:span></text:p>
      <text:p text:style-name="Standard"><text:span text:style-name="T22">if</text:span><text:span text:style-name="T20"> </text:span><text:span text:style-name="T27">res_limit</text:span><text:span text:style-name="T20"> </text:span><text:span text:style-name="T10">&gt;=</text:span><text:span text:style-name="T20"> </text:span><text:span text:style-name="T39">10</text:span></text:p>
      <text:p text:style-name="Standard"><text:span text:style-name="T22">then</text:span><text:span text:style-name="T20"> </text:span></text:p>
      <text:p text:style-name="Standard"><text:span text:style-name="T7">SIGNAL</text:span><text:span text:style-name="T20"> </text:span><text:span text:style-name="T7">SQLSTATE</text:span><text:span text:style-name="T20"> </text:span><text:span text:style-name="T41">'40000'</text:span><text:span text:style-name="T20"> </text:span><text:span text:style-name="T7">SET</text:span><text:span text:style-name="T20"> </text:span><text:span text:style-name="T7">MESSAGE_TEXT</text:span><text:span text:style-name="T20"> </text:span><text:span text:style-name="T10">=</text:span><text:span text:style-name="T20"> </text:span><text:span text:style-name="T41">'Vous ne pouvez pas ins</text:span><text:span text:style-name="T43">é</text:span><text:span text:style-name="T41">rer plus de 10 r</text:span><text:span text:style-name="T43">é</text:span><text:span text:style-name="T41">servations'</text:span><text:span text:style-name="T10">;</text:span></text:p>
      <text:p text:style-name="Standard"><text:span text:style-name="T7">END</text:span><text:span text:style-name="T20"> </text:span><text:span text:style-name="T22">if</text:span><text:span text:style-name="T10">;</text:span></text:p>
      <text:p text:style-name="P17">END</text:p>
      <text:p text:style-name="P18">|</text:p>
      <text:p text:style-name="P5"><text:span text:style-name="Source_20_Text"><text:span text:style-name="T18">DELIMITER ;</text:span></text:span></text:p>
      <text:p text:style-name="P11"/>
      <text:p text:style-name="P12"><text:soft-page-break/><text:span text:style-name="T4">3/ </text:span><text:span text:style-name="Strong_20_Emphasis"><text:span text:style-name="T5">insert_reservation2</text:span></text:span><text:span text:style-name="T4"> : interdire les réservations si le client possède déjà 3 réservations.</text:span></text:p>
      <text:p text:style-name="P11"/>
      <text:p text:style-name="P22"><text:span text:style-name="T20"/></text:p>
      <text:p text:style-name="Standard"><text:span text:style-name="T27">DELIMITER</text:span><text:span text:style-name="T25"> </text:span></text:p>
      <text:p text:style-name="Standard"><text:span text:style-name="T12">|</text:span></text:p>
      <text:p text:style-name="Standard"><text:span text:style-name="T7">CREATE</text:span><text:span text:style-name="T20"> </text:span><text:span text:style-name="T7">TRIGGER</text:span><text:span text:style-name="T20"> </text:span><text:span text:style-name="T27">insert_reservation2</text:span><text:span text:style-name="T20"> </text:span><text:span text:style-name="T7">after</text:span><text:span text:style-name="T20"> </text:span><text:span text:style-name="T7">insert</text:span><text:span text:style-name="T20"> </text:span><text:span text:style-name="T7">ON</text:span><text:span text:style-name="T20"> </text:span><text:span text:style-name="T36">reservation</text:span></text:p>
      <text:p text:style-name="Standard"><text:span text:style-name="T36"/></text:p>
      <text:p text:style-name="Standard"><text:span text:style-name="T7">FOR</text:span><text:span text:style-name="T20"> </text:span><text:span text:style-name="T7">EACH</text:span><text:span text:style-name="T20"> </text:span><text:span text:style-name="T7">ROW</text:span></text:p>
      <text:p text:style-name="Standard"><text:span text:style-name="T7">BEGIN</text:span><text:span text:style-name="T20"> </text:span></text:p>
      <text:p text:style-name="Standard"><text:span text:style-name="T7">DECLARE</text:span><text:span text:style-name="T20"> </text:span><text:span text:style-name="T27">reserv_count</text:span><text:span text:style-name="T20"> </text:span><text:span text:style-name="T32">int</text:span><text:span text:style-name="T10">;</text:span></text:p>
      <text:p text:style-name="Standard"><text:span text:style-name="T7">SELECT</text:span><text:span text:style-name="T20"> </text:span><text:span text:style-name="T34">COUNT</text:span><text:span text:style-name="T10">(*)</text:span><text:span text:style-name="T20"> </text:span><text:span text:style-name="T7">INTO</text:span><text:span text:style-name="T20"> </text:span><text:span text:style-name="T27">reserv_count</text:span><text:span text:style-name="T20"> </text:span><text:span text:style-name="T7">FROM</text:span><text:span text:style-name="T20"> </text:span><text:span text:style-name="T36">reservation</text:span><text:span text:style-name="T20"> </text:span><text:span text:style-name="T27">r</text:span></text:p>
      <text:p text:style-name="Standard"><text:span text:style-name="T7">JOIN</text:span><text:span text:style-name="T20"> </text:span><text:span text:style-name="T7">client</text:span><text:span text:style-name="T20"> </text:span><text:span text:style-name="T27">c</text:span><text:span text:style-name="T20"> </text:span><text:span text:style-name="T7">ON</text:span><text:span text:style-name="T20"> </text:span><text:span text:style-name="T27">c</text:span><text:span text:style-name="T10">.</text:span><text:span text:style-name="T27">cli_id</text:span><text:span text:style-name="T20"> </text:span><text:span text:style-name="T10">=</text:span><text:span text:style-name="T20"> </text:span><text:span text:style-name="T27">r</text:span><text:span text:style-name="T10">.</text:span><text:span text:style-name="T27">res_cli_id</text:span></text:p>
      <text:p text:style-name="Standard"><text:span text:style-name="T7">WHERE</text:span><text:span text:style-name="T20"> </text:span><text:span text:style-name="T27">c</text:span><text:span text:style-name="T10">.</text:span><text:span text:style-name="T27">cli_id</text:span><text:span text:style-name="T20"> </text:span><text:span text:style-name="T10">=</text:span><text:span text:style-name="T20"> </text:span><text:span text:style-name="T7">NEW</text:span><text:span text:style-name="T10">.</text:span><text:span text:style-name="T27">c</text:span><text:span text:style-name="T10">.</text:span><text:span text:style-name="T27">cli_id</text:span><text:span text:style-name="T10">;</text:span></text:p>
      <text:p text:style-name="Standard"><text:span text:style-name="T22">if</text:span><text:span text:style-name="T20"> </text:span><text:span text:style-name="T27">reserv_count</text:span><text:span text:style-name="T20"> </text:span><text:span text:style-name="T10">&gt;=</text:span><text:span text:style-name="T20"> </text:span><text:span text:style-name="T39">3</text:span></text:p>
      <text:p text:style-name="Standard"><text:span text:style-name="T22">then</text:span><text:span text:style-name="T20"> </text:span><text:span text:style-name="T7">SIGNAL</text:span><text:span text:style-name="T20"> </text:span><text:span text:style-name="T7">SQLSTATE</text:span><text:span text:style-name="T20"> </text:span><text:span text:style-name="T41">'40000'</text:span><text:span text:style-name="T20"> </text:span><text:span text:style-name="T7">SET</text:span><text:span text:style-name="T20"> </text:span><text:span text:style-name="T7">MESSAGE_TEXT</text:span><text:span text:style-name="T20"> </text:span><text:span text:style-name="T10">=</text:span><text:span text:style-name="T20"> </text:span><text:span text:style-name="T41">'Le client a déjà 3 r</text:span><text:span text:style-name="T43">é</text:span><text:span text:style-name="T41">servations. Vous ne pouvez pas en ajouter plus'</text:span><text:span text:style-name="T10">;</text:span></text:p>
      <text:p text:style-name="Standard"><text:span text:style-name="T10"/></text:p>
      <text:p text:style-name="Standard"><text:span text:style-name="T7">END</text:span><text:span text:style-name="T20"> </text:span><text:span text:style-name="T22">if</text:span><text:span text:style-name="T10">;</text:span></text:p>
      <text:p text:style-name="Standard"><text:span text:style-name="T7">END</text:span><text:span text:style-name="T10">;</text:span></text:p>
      <text:p text:style-name="Standard"><text:span text:style-name="T10">|</text:span></text:p>
      <text:p text:style-name="Standard"><text:span text:style-name="T27">DELIMITER</text:span><text:span text:style-name="T10">;</text:span></text:p>
      <text:p text:style-name="Standard"><text:span text:style-name="T10"/></text:p>
      <text:p text:style-name="P21"/>
      <text:p text:style-name="P21"/>
      <text:p text:style-name="P12"><text:span text:style-name="T4">4/ </text:span><text:span text:style-name="Strong_20_Emphasis"><text:span text:style-name="T5">insert_chambre</text:span></text:span><text:span text:style-name="T4"> : lors d'une insertion, on calcule le total des capacités des chambres pour l'hôtel, si ce total est supérieur à 50, on interdit l'insertion de la chambre.</text:span></text:p>
      <text:p text:style-name="P12"><text:span text:style-name="T4"/></text:p>
      <text:p text:style-name="P23"><text:span text:style-name="T4"/></text:p>
      <text:p text:style-name="Standard"><text:span text:style-name="T31">DELIMITER</text:span><text:span text:style-name="T25"> </text:span><text:span text:style-name="T12">|</text:span></text:p>
      <text:p text:style-name="P14"/>
      <text:p text:style-name="Standard"><text:span text:style-name="T7">CREATE</text:span><text:span text:style-name="T20"> </text:span><text:span text:style-name="T7">TRIGGER</text:span><text:span text:style-name="T20"> </text:span><text:span text:style-name="T27">insert_chambre</text:span><text:span text:style-name="T20"> </text:span><text:span text:style-name="T7">after</text:span><text:span text:style-name="T20"> </text:span><text:span text:style-name="T7">insert</text:span><text:span text:style-name="T20"> </text:span><text:span text:style-name="T7">ON</text:span><text:span text:style-name="T20"> </text:span><text:span text:style-name="T36">chambre</text:span></text:p>
      <text:p text:style-name="Standard"><text:span text:style-name="T36"/></text:p>
      <text:p text:style-name="Standard"><text:span text:style-name="T7">FOR</text:span><text:span text:style-name="T20"> </text:span><text:span text:style-name="T7">EACH</text:span><text:span text:style-name="T20"> </text:span><text:span text:style-name="T7">ROW</text:span></text:p>
      <text:p text:style-name="Standard"><text:span text:style-name="T7">BEGIN</text:span><text:span text:style-name="T20"> </text:span></text:p>
      <text:p text:style-name="Standard"><text:span text:style-name="T7">DECLARE</text:span><text:span text:style-name="T20"> </text:span><text:span text:style-name="T27">total_capa</text:span><text:span text:style-name="T20"> </text:span><text:span text:style-name="T32">INT</text:span><text:span text:style-name="T10">;</text:span></text:p>
      <text:p text:style-name="Standard"><text:span text:style-name="T7">SELECT</text:span><text:span text:style-name="T20"> </text:span><text:span text:style-name="T34">SUM</text:span><text:span text:style-name="T10">(</text:span><text:span text:style-name="T27">c</text:span><text:span text:style-name="T10">.</text:span><text:span text:style-name="T27">cha_capacite</text:span><text:span text:style-name="T10">)</text:span><text:span text:style-name="T20"> </text:span><text:span text:style-name="T7">INTO</text:span><text:span text:style-name="T20"> </text:span><text:span text:style-name="T27">total_capa</text:span><text:span text:style-name="T20"> </text:span><text:span text:style-name="T7">FROM</text:span><text:span text:style-name="T20"> </text:span><text:span text:style-name="T36">chambre</text:span><text:span text:style-name="T20"> </text:span><text:span text:style-name="T27">c</text:span></text:p>
      <text:p text:style-name="Standard"><text:span text:style-name="T7">JOIN</text:span><text:span text:style-name="T20"> </text:span><text:span text:style-name="T36">hotel</text:span><text:span text:style-name="T20"> </text:span><text:span text:style-name="T27">h</text:span></text:p>
      <text:p text:style-name="Standard"><text:span text:style-name="T7">ON</text:span><text:span text:style-name="T20"> </text:span><text:span text:style-name="T27">h</text:span><text:span text:style-name="T10">.</text:span><text:span text:style-name="T27">hot_id</text:span><text:span text:style-name="T20"> </text:span><text:span text:style-name="T10">=</text:span><text:span text:style-name="T20"> </text:span><text:span text:style-name="T27">c</text:span><text:span text:style-name="T10">.</text:span><text:span text:style-name="T27">cha_hot_id</text:span><text:span text:style-name="T20"> </text:span></text:p>
      <text:p text:style-name="Standard"><text:span text:style-name="T7">WHERE</text:span><text:span text:style-name="T20"> </text:span><text:span text:style-name="T27">c</text:span><text:span text:style-name="T10">.</text:span><text:span text:style-name="T27">cha_hot_id</text:span><text:span text:style-name="T20"> </text:span><text:span text:style-name="T10">=</text:span><text:span text:style-name="T20"> </text:span><text:span text:style-name="T7">NEW</text:span><text:span text:style-name="T10">.</text:span><text:span text:style-name="T27">c</text:span><text:span text:style-name="T10">.</text:span><text:span text:style-name="T27">cha_hot_id</text:span><text:span text:style-name="T10">;</text:span></text:p>
      <text:p text:style-name="Standard"><text:span text:style-name="T22">if</text:span><text:span text:style-name="T20"> </text:span><text:span text:style-name="T27">total_capa</text:span><text:span text:style-name="T20"> </text:span><text:span text:style-name="T10">&gt;</text:span><text:span text:style-name="T20"> </text:span><text:span text:style-name="T39">50</text:span></text:p>
      <text:p text:style-name="Standard"><text:span text:style-name="T22">then</text:span><text:span text:style-name="T20"> </text:span></text:p>
      <text:p text:style-name="Standard"><text:span text:style-name="T7">SIGNAL</text:span><text:span text:style-name="T20"> </text:span><text:span text:style-name="T7">SQLSTATE</text:span><text:span text:style-name="T20"> </text:span><text:span text:style-name="T41">'40000'</text:span><text:span text:style-name="T20"> </text:span><text:span text:style-name="T7">SET</text:span><text:span text:style-name="T20"> </text:span><text:span text:style-name="T7">MESSAGE_TEXT</text:span><text:span text:style-name="T20"> </text:span><text:span text:style-name="T10">=</text:span><text:span text:style-name="T20"> </text:span><text:span text:style-name="T41">'Vous ne pouvez pas ajouter plus de 50 chambres'</text:span><text:span text:style-name="T10">;</text:span></text:p>
      <text:p text:style-name="Standard"><text:span text:style-name="T10"/></text:p>
      <text:p text:style-name="Standard"><text:span text:style-name="T7">END</text:span><text:span text:style-name="T20"> </text:span><text:span text:style-name="T22">if</text:span><text:span text:style-name="T10">;</text:span></text:p>
      <text:p text:style-name="Standard"><text:span text:style-name="T7">END</text:span><text:span text:style-name="T10">;</text:span></text:p>
      <text:p text:style-name="Standard"><text:span text:style-name="T10">|</text:span></text:p>
      <text:p text:style-name="Standard"><text:span text:style-name="T27">DELIMITER</text:span><text:span text:style-name="T20"> </text:span><text:span text:style-name="T10">;</text:span></text:p>
      <text:p text:style-name="P24"/>
      <text:p text:style-name="P24"/>
      <text:p text:style-name="P12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1:07:58.890326651</meta:creation-date>
    <dc:date>2023-11-14T11:07:04.254205084</dc:date>
    <meta:editing-duration>PT6H6M58S</meta:editing-duration>
    <meta:editing-cycles>6</meta:editing-cycles>
    <meta:generator>LibreOffice/7.3.7.2$Linux_X86_64 LibreOffice_project/30$Build-2</meta:generator>
    <dc:title>Untitled</dc:title>
    <meta:document-statistic meta:table-count="0" meta:image-count="0" meta:object-count="0" meta:page-count="2" meta:paragraph-count="66" meta:word-count="310" meta:character-count="1999" meta:non-whitespace-character-count="1742"/>
  </office:meta>
</office:document-meta>
</file>